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1.5cm" svg:height="1.5cm" svg:x="11.8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5cm" svg:height="1.5cm" svg:x="19.2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5cm" svg:height="1.5cm" svg:x="22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5cm" svg:height="1.5cm" svg:x="2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5cm" svg:height="1.5cm" svg:x="26cm" svg:y="6.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5cm" svg:height="1.5cm" svg:x="27.4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5cm" svg:height="1.5cm" svg:x="26.8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6.7cm" svg:height="4.2cm" svg:x="1.8cm" svg:y="1.4cm">
          <text:p text:style-name="P2"><text:span text:style-name="T1">struct clist t_outq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05cm" svg:height="2.1cm" svg:x="7.9cm" svg:y="3.1cm">
          <text:p text:style-name="P2"><text:span text:style-name="T1">u_char *c_c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5.405cm" svg:height="2.1cm" svg:x="13.6cm" svg:y="3.1cm">
          <text:p text:style-name="P2"><text:span text:style-name="T1">u_char *c_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06cm" svg:height="2.1cm" svg:x="23.2cm" svg:y="3.1cm">
          <text:p text:style-name="P2"><text:span text:style-name="T1">u_char *c_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.405cm" svg:height="2.1cm" svg:x="28.895cm" svg:y="3.1cm">
          <text:p text:style-name="P2"><text:span text:style-name="T1">u_char *c_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05cm" svg:height="2.1cm" svg:x="2.195cm" svg:y="3.1cm">
          <text:p text:style-name="P2"><text:span text:style-name="T1">u_char *c_c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2.1cm" svg:x="19.3cm" svg:y="3.1cm">
          <text:p text:style-name="P2"><text:span text:style-name="T1">int c_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3.5cm" svg:height="2.1cm" svg:x="34.6cm" svg:y="3.1cm">
          <text:p text:style-name="P2"><text:span text:style-name="T1">int c_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6cm" svg:height="12.3cm" svg:x="22.2cm" svg:y="6.9cm">
          <text:p text:style-name="P2"><text:span text:style-name="T1">u_char ring[]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5cm" svg:height="12.3cm" svg:x="28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" draw:text-style-name="P2" draw:layer="layout" draw:type="curve" svg:x1="36.35cm" svg:y1="5.2cm" svg:x2="29.5cm" svg:y2="13.05cm" draw:start-shape="id1" draw:start-glue-point="2" draw:end-shape="id2" draw:end-glue-point="6" svg:d="m36350 5200c0 5234-2283 7850-6850 7850" svg:viewBox="0 0 6851 7851">
          <text:p/>
        </draw:connector>
        <draw:connector draw:style-name="gr5" draw:text-style-name="P2" draw:layer="layout" draw:type="curve" svg:x1="28.15cm" svg:y1="5.2cm" svg:x2="27.5cm" svg:y2="6.95cm" draw:start-shape="id3" draw:start-glue-point="2" draw:end-shape="id4" draw:end-glue-point="1" svg:d="m28150 5200c0 1167-216 1750-650 1750" svg:viewBox="0 0 651 1751">
          <text:p/>
        </draw:connector>
        <draw:connector draw:style-name="gr5" draw:text-style-name="P2" draw:layer="layout" draw:type="curve" svg:x1="31.597cm" svg:y1="5.2cm" svg:x2="28.3cm" svg:y2="19.25cm" draw:start-shape="id5" draw:start-glue-point="2" draw:end-shape="id6" draw:end-glue-point="1" svg:d="m31597 5200c0 9367-1099 14050-3297 14050" svg:viewBox="0 0 3298 14051">
          <text:p/>
        </draw:connector>
        <draw:custom-shape draw:style-name="gr6" draw:text-style-name="P1" draw:layer="layout" svg:width="4.9cm" svg:height="4.1cm" svg:x="22.6cm" svg:y="14.8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cm" svg:height="1.396cm" svg:x="22.6cm" svg:y="8.404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2.55cm" svg:y1="5.2cm" svg:x2="22cm" svg:y2="14.75cm" draw:start-shape="id7" draw:start-glue-point="2" draw:end-shape="id8" draw:end-glue-point="3" svg:d="m12550 5200c0 6367 3150 9550 9450 9550" svg:viewBox="0 0 9451 9551">
          <text:p/>
        </draw:connector>
        <draw:connector draw:style-name="gr5" draw:text-style-name="P2" draw:layer="layout" draw:type="curve" svg:x1="16.302cm" svg:y1="5.2cm" svg:x2="22.1cm" svg:y2="9.85cm" draw:start-shape="id9" draw:start-glue-point="2" draw:end-shape="id10" draw:end-glue-point="3" svg:d="m16302 5200c0 3100 1932 4650 5798 4650" svg:viewBox="0 0 5799 4651">
          <text:p/>
        </draw:connector>
        <draw:custom-shape draw:style-name="gr4" draw:text-style-name="P2" xml:id="id11" draw:id="id11" draw:layer="layout" svg:width="1.2cm" svg:height="3.963cm" svg:x="21.1cm" svg:y="14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xml:id="id13" draw:id="id13" draw:layer="layout" svg:width="1.2cm" svg:height="1.222cm" svg:x="21.11cm" svg:y="8.478cm">
          <text:p/>
          <draw:enhanced-geometry svg:viewBox="0 0 21600 21600" draw:glue-points="21600 0 0 10800 21600 21600" draw:text-areas="13800 ?f9 21600 ?f10" draw:type="left-brace" draw:modifiers="2234.106962663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xml:id="id12" draw:id="id12" draw:layer="layout" svg:width="1.7cm" svg:height="2cm" svg:x="19.5cm" svg:y="11.4cm">
          <text:p text:style-name="P2"><text:span text:style-name="T2">+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curve" svg:x1="21.1cm" svg:y1="16.882cm" svg:x2="20.35cm" svg:y2="13.4cm" draw:start-shape="id11" draw:start-glue-point="5" draw:end-shape="id12" draw:end-glue-point="6" svg:d="m21100 16882c-500 0-750-1160-750-3482" svg:viewBox="0 0 751 3483">
          <text:p/>
        </draw:connector>
        <draw:connector draw:style-name="gr5" draw:text-style-name="P2" draw:layer="layout" draw:type="curve" svg:x1="21.11cm" svg:y1="9.089cm" svg:x2="20.35cm" svg:y2="11.4cm" draw:start-shape="id13" draw:start-glue-point="5" draw:end-shape="id12" draw:end-glue-point="4" svg:d="m21110 9089c-507 0-760 770-760 2311" svg:viewBox="0 0 761 2312">
          <text:p/>
        </draw:connector>
        <draw:connector draw:style-name="gr5" draw:text-style-name="P2" draw:layer="layout" draw:type="curve" svg:x1="19.5cm" svg:y1="12.4cm" svg:x2="19.95cm" svg:y2="5.2cm" draw:start-shape="id12" draw:start-glue-point="5" draw:end-shape="id14" draw:end-glue-point="2" svg:d="m19500 12400c-825 0-688-2063-369-2710s819 122 819-4490" svg:viewBox="0 0 1069 7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29T10:40:32.682845331</meta:creation-date>
    <dc:date>2014-03-29T11:43:35.495444186</dc:date>
    <dc:creator>Okabe Kiwamu</dc:creator>
    <meta:editing-duration>PT49M37S</meta:editing-duration>
    <meta:editing-cycles>64</meta:editing-cycles>
    <meta:generator>LibreOffice/4.1.5.3$Linux_X86_64 LibreOffice_project/410m0$Build-3</meta:generator>
    <meta:document-statistic meta:object-count="30"/>
  </office:meta>
</office:document-meta>
</file>